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1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>
            <text:p>Convert mm per second to km per hour 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office:value-type="string">
            <text:p>rev/sec</text:p>
          </table:table-cell>
        </table:table-row>
        <table:table-row table:style-name="ro1">
          <table:table-cell office:value-type="string">
            <text:p>mm/sec</text:p>
          </table:table-cell>
          <table:table-cell table:style-name="Default" office:value-type="string">
            <text:p>km/hr</text:p>
          </table:table-cell>
          <table:table-cell/>
          <table:table-cell office:value-type="string">
            <text:p>120mm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A4]*3600/1000000" office:value-type="float" office:value="0.036">
            <text:p>0.04</text:p>
          </table:table-cell>
          <table:table-cell/>
          <table:table-cell table:style-name="ce1" table:formula="of:=[.A4]/(120*3.141)" office:value-type="float" office:value="0.0265308288230924">
            <text:p>0.0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[.A5]*3600/1000000" office:value-type="float" office:value="0.072">
            <text:p>0.07</text:p>
          </table:table-cell>
          <table:table-cell/>
          <table:table-cell table:style-name="ce1" table:formula="of:=[.A5]/(120*3.141)" office:value-type="float" office:value="0.0530616576461849">
            <text:p>0.0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formula="of:=[.A6]*3600/1000000" office:value-type="float" office:value="0.18">
            <text:p>0.18</text:p>
          </table:table-cell>
          <table:table-cell/>
          <table:table-cell table:style-name="ce1" table:formula="of:=[.A6]/(120*3.141)" office:value-type="float" office:value="0.132654144115462">
            <text:p>0.13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formula="of:=[.A7]*3600/1000000" office:value-type="float" office:value="0.27">
            <text:p>0.27</text:p>
          </table:table-cell>
          <table:table-cell/>
          <table:table-cell table:style-name="ce1" table:formula="of:=[.A7]/(120*3.141)" office:value-type="float" office:value="0.198981216173193">
            <text:p>0.2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formula="of:=[.A8]*3600/1000000" office:value-type="float" office:value="0.36">
            <text:p>0.36</text:p>
          </table:table-cell>
          <table:table-cell/>
          <table:table-cell table:style-name="ce1" table:formula="of:=[.A8]/(120*3.141)" office:value-type="float" office:value="0.265308288230924">
            <text:p>0.2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table:formula="of:=[.A9]*3600/1000000" office:value-type="float" office:value="0.72">
            <text:p>0.72</text:p>
          </table:table-cell>
          <table:table-cell/>
          <table:table-cell table:style-name="ce1" table:formula="of:=[.A9]/(120*3.141)" office:value-type="float" office:value="0.530616576461849">
            <text:p>0.53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table:formula="of:=[.A10]*3600/1000000" office:value-type="float" office:value="1.8">
            <text:p>1.80</text:p>
          </table:table-cell>
          <table:table-cell/>
          <table:table-cell table:style-name="ce1" table:formula="of:=[.A10]/(120*3.141)" office:value-type="float" office:value="1.32654144115462">
            <text:p>1.33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table:formula="of:=[.A11]*3600/1000000" office:value-type="float" office:value="2.7">
            <text:p>2.70</text:p>
          </table:table-cell>
          <table:table-cell/>
          <table:table-cell table:style-name="ce1" table:formula="of:=[.A11]/(120*3.141)" office:value-type="float" office:value="1.98981216173193">
            <text:p>1.99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formula="of:=[.A12]*3600/1000000" office:value-type="float" office:value="3.6">
            <text:p>3.60</text:p>
          </table:table-cell>
          <table:table-cell/>
          <table:table-cell table:style-name="ce1" table:formula="of:=[.A12]/(120*3.141)" office:value-type="float" office:value="2.65308288230924">
            <text:p>2.65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table:formula="of:=[.A13]*3600/1000000" office:value-type="float" office:value="5.4">
            <text:p>5.40</text:p>
          </table:table-cell>
          <table:table-cell/>
          <table:table-cell table:style-name="ce1" table:formula="of:=[.A13]/(120*3.141)" office:value-type="float" office:value="3.97962432346386">
            <text:p>3.98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table:formula="of:=[.A14]*3600/1000000" office:value-type="float" office:value="7.2">
            <text:p>7.20</text:p>
          </table:table-cell>
          <table:table-cell/>
          <table:table-cell table:style-name="ce1" table:formula="of:=[.A14]/(120*3.141)" office:value-type="float" office:value="5.30616576461849">
            <text:p>5.31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table:formula="of:=[.A15]*3600/1000000" office:value-type="float" office:value="18">
            <text:p>18.00</text:p>
          </table:table-cell>
          <table:table-cell/>
          <table:table-cell table:style-name="ce1" table:formula="of:=[.A15]/(120*3.141)" office:value-type="float" office:value="13.2654144115462">
            <text:p>13.27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>
            <text:p>km/hr</text:p>
          </table:table-cell>
          <table:table-cell table:style-name="Default" office:value-type="string">
            <text:p>mm/sec</text:p>
          </table:table-cell>
          <table:table-cell table:number-columns-repeated="2"/>
        </table:table-row>
        <table:table-row table:style-name="ro1">
          <table:table-cell office:value-type="float" office:value="2.5">
            <text:p>2.5</text:p>
          </table:table-cell>
          <table:table-cell table:style-name="ce2" table:formula="of:=[.A18]*1000*1000/3600" office:value-type="float" office:value="694.444444444444">
            <text:p>694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style-name="ce2" table:formula="of:=[.A19]*1000*1000/3600" office:value-type="float" office:value="1388.88888888889">
            <text:p>1389</text:p>
          </table:table-cell>
          <table:table-cell table:number-columns-repeated="2"/>
        </table:table-row>
        <table:table-row table:style-name="ro1">
          <table:table-cell office:value-type="float" office:value="7.5">
            <text:p>7.5</text:p>
          </table:table-cell>
          <table:table-cell table:style-name="ce2" table:formula="of:=[.A20]*1000*1000/3600" office:value-type="float" office:value="2083.33333333333">
            <text:p>2083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style-name="ce2" table:formula="of:=[.A21]*1000*1000/3600" office:value-type="float" office:value="2777.77777777778">
            <text:p>2778</text:p>
          </table:table-cell>
          <table:table-cell table:number-columns-repeated="2"/>
        </table:table-row>
        <table:table-row table:style-name="ro1">
          <table:table-cell office:value-type="float" office:value="12.5">
            <text:p>12.5</text:p>
          </table:table-cell>
          <table:table-cell table:style-name="ce2" table:formula="of:=[.A22]*1000*1000/3600" office:value-type="float" office:value="3472.22222222222">
            <text:p>3472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style-name="ce2" table:formula="of:=[.A23]*1000*1000/3600" office:value-type="float" office:value="4166.66666666667">
            <text:p>4167</text:p>
          </table:table-cell>
          <table:table-cell table:number-columns-repeated="2"/>
        </table:table-row>
        <table:table-row table:style-name="ro1">
          <table:table-cell office:value-type="float" office:value="17.5">
            <text:p>17.5</text:p>
          </table:table-cell>
          <table:table-cell table:style-name="ce2" table:formula="of:=[.A24]*1000*1000/3600" office:value-type="float" office:value="4861.11111111111">
            <text:p>4861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30">30/03/2018</text:date>, <text:time>07:10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on Kratzmann</meta:initial-creator>
    <meta:creation-date>2018-03-19T19:50:45.93</meta:creation-date>
    <dc:date>2018-03-30T07:10:25.28</dc:date>
    <dc:creator>Von Kratzmann</dc:creator>
    <meta:editing-duration>PT3H14M5S</meta:editing-duration>
    <meta:editing-cycles>4</meta:editing-cycles>
    <meta:generator>OpenOffice/4.1.3$Win32 OpenOffice.org_project/413m1$Build-9783</meta:generator>
    <meta:document-statistic meta:table-count="3" meta:cell-count="57" meta:object-count="0"/>
  </office:meta>
</office:document-meta>
</file>